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8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9" style:family="paragraph" style:parent-style-name="Standard">
      <style:text-properties fo:font-size="16pt" style:text-underline-style="none" fo:font-weight="normal" officeooo:rsid="001b9f13" officeooo:paragraph-rsid="001b9f13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b9f13" officeooo:paragraph-rsid="001b9f13" style:font-size-asian="14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1b9f13" officeooo:paragraph-rsid="001b9f13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14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5" style:family="paragraph" style:parent-style-name="Standard">
      <style:text-properties fo:font-size="16pt" style:text-underline-style="none" officeooo:rsid="001d08ae" officeooo:paragraph-rsid="001d08ae" style:font-size-asian="14pt" style:font-size-complex="16pt"/>
    </style:style>
    <style:style style:name="P16" style:family="paragraph" style:parent-style-name="Standard">
      <style:text-properties fo:font-size="16pt" style:text-underline-style="none" officeooo:rsid="001d470b" officeooo:paragraph-rsid="001d470b" style:font-size-asian="14pt" style:font-size-complex="16pt"/>
    </style:style>
    <style:style style:name="P17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T1" style:family="text">
      <style:text-properties officeooo:rsid="001d08ae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1">3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menos el ejercicio 10</text:p>
      <text:p text:style-name="P3"><text:soft-page-break/></text:p>
      <text:p text:style-name="P6">Ejercicio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Ejercicio 2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Ejercicio 3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Ejercicio 4</text:p>
      <text:p text:style-name="P8"/>
      <text:p text:style-name="P8"/>
      <text:p text:style-name="P8"/>
      <text:p text:style-name="P8"/>
      <text:p text:style-name="P8"><text:s text:c="3"/><text:span text:style-name="T1">clc</text:span></text:p>
      <text:p text:style-name="P8"/>
      <text:p text:style-name="P15">A=[1 2 3; 0 1 0;0 0 1];</text:p>
      <text:p text:style-name="P15">S=zeros(3,3);</text:p>
      <text:p text:style-name="P15"/>
      <text:p text:style-name="P15">for i=1:50</text:p>
      <text:p text:style-name="P15"><text:tab/>S=S+A^i</text:p>
      <text:p text:style-name="P15">end</text:p>
      <text:p text:style-name="P15"/>
      <text:p text:style-name="P15">S</text:p>
      <text:p text:style-name="P8"/>
      <text:p text:style-name="P6">Ejercicio 5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jercicio 6</text:p>
      <text:p text:style-name="P5"/>
      <text:p text:style-name="P18">clc</text:p>
      <text:p text:style-name="P18"></text:p>
      <text:p text:style-name="P18">M1=[2 2; 2 3; 1 2];</text:p>
      <text:p text:style-name="P18">M2=[1 2 3; -1 1 0];</text:p>
      <text:p text:style-name="P18"></text:p>
      <text:p text:style-name="P18">[nfil1,ncol1]=size(M1);</text:p>
      <text:p text:style-name="P18">[nfil2,ncol2]=size(M2);</text:p>
      <text:p text:style-name="P18"></text:p>
      <text:p text:style-name="P18">M3=zeros(nfil1,ncol2);</text:p>
      <text:p text:style-name="P18"></text:p>
      <text:p text:style-name="P18">if ncol1==nfil2</text:p>
      <text:p text:style-name="P18"><text:s text:c="4"/></text:p>
      <text:p text:style-name="P18"><text:s text:c="4"/>for i=1:nfil1</text:p>
      <text:p text:style-name="P18"><text:s text:c="8"/>for j=1:ncol2</text:p>
      <text:p text:style-name="P18"><text:soft-page-break/><text:s text:c="12"/>for k=1:ncol1</text:p>
      <text:p text:style-name="P18"><text:s text:c="16"/>M3(i,j)= M3(i,j)+ M1(i,k)* M2(k,j);</text:p>
      <text:p text:style-name="P18"><text:s text:c="12"/>end</text:p>
      <text:p text:style-name="P18"><text:s text:c="8"/>end</text:p>
      <text:p text:style-name="P18"><text:s text:c="4"/>end</text:p>
      <text:p text:style-name="P18"><text:s text:c="4"/></text:p>
      <text:p text:style-name="P18">end</text:p>
      <text:p text:style-name="P18"></text:p>
      <text:p text:style-name="P18">M3</text:p>
      <text:p text:style-name="P8"/>
      <text:p text:style-name="P8"/>
      <text:p text:style-name="P8"/>
      <text:p text:style-name="P6">Ejercicio 7</text:p>
      <text:p text:style-name="P19">clc</text:p>
      <text:p text:style-name="P19"></text:p>
      <text:p text:style-name="P19">%Apartado a)</text:p>
      <text:p text:style-name="P19">A=[1 -1 0; 2 0 3; -1 1 3];</text:p>
      <text:p text:style-name="P19">I=[1 0 0; 0 1 0; 0 0 1];</text:p>
      <text:p text:style-name="P19"></text:p>
      <text:p text:style-name="P19">B=A*A-6*A+5*I;</text:p>
      <text:p text:style-name="P19">B</text:p>
      <text:p text:style-name="P19"></text:p>
      <text:p text:style-name="P19">%Apartado b)</text:p>
      <text:p text:style-name="P19"></text:p>
      <text:p text:style-name="P19">[nfil1,ncol1]=size(A);</text:p>
      <text:p text:style-name="P19">[nfil2,ncol2]=size(I);</text:p>
      <text:p text:style-name="P19"></text:p>
      <text:p text:style-name="P19">B=zeros(nfil1,ncol2);</text:p>
      <text:p text:style-name="P19"></text:p>
      <text:p text:style-name="P19">if ncol1==nfil2</text:p>
      <text:p text:style-name="P19"><text:s text:c="4"/></text:p>
      <text:p text:style-name="P19"><text:s text:c="4"/>for i=1:nfil1</text:p>
      <text:p text:style-name="P19"><text:s text:c="8"/>for j=1:ncol2</text:p>
      <text:p text:style-name="P19"><text:s text:c="12"/>for k=1:ncol1</text:p>
      <text:p text:style-name="P19"><text:s text:c="16"/>B(i,j)= B(i,j)+ A(i,k)*A(k,j)-6*A(i,j)+5*I(i,j);</text:p>
      <text:p text:style-name="P19"><text:s text:c="12"/>end</text:p>
      <text:p text:style-name="P19"><text:s text:c="8"/>end</text:p>
      <text:p text:style-name="P19"><text:s text:c="4"/>end</text:p>
      <text:p text:style-name="P19"><text:soft-page-break/><text:s text:c="4"/></text:p>
      <text:p text:style-name="P19">end</text:p>
      <text:p text:style-name="P19"></text:p>
      <text:p text:style-name="P16"><text:span text:style-name="T2">B</text:span></text:p>
      <text:p text:style-name="P8"/>
      <text:p text:style-name="P8"/>
      <text:p text:style-name="P6">Ejercicio 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6"><text:soft-page-break/>Ejercicio 9</text:p>
      <text:p text:style-name="P8"/>
      <text:p text:style-name="P8"/>
      <text:p text:style-name="P8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3-09T11:48:35.690271908</dc:date>
    <meta:editing-duration>PT15M8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8" meta:paragraph-count="74" meta:word-count="125" meta:character-count="945" meta:non-whitespace-character-count="677"/>
  </office:meta>
</office:document-meta>
</file>